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4pt"/>
    </style:style>
    <style:style style:name="T3" style:family="text">
      <style:text-properties style:text-underline-style="none" style:font-size-complex="14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4pt"/>
    </style:style>
    <style:style style:name="T12" style:family="text">
      <style:text-properties fo:font-size="14pt" style:text-underline-style="none"/>
    </style:style>
    <style:style style:name="T13" style:family="text">
      <style:text-properties style:font-size-asian="14pt"/>
    </style:style>
    <style:style style:name="T14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: </text:p>
      <text:p text:style-name="P1">Ibraim Medina</text:p>
      <text:p text:style-name="P1">Pedro Henrique Costa</text:p>
      <text:p text:style-name="P1">Pedro Araujo Pires</text:p>
      <text:p text:style-name="P1"/>
      <text:p text:style-name="P3">Título</text:p>
      <text:p text:style-name="P4"><text:tab/>Duelo de Arqueiros</text:p>
      <text:p text:style-name="P4"/>
      <text:p text:style-name="P3">Gênero</text:p>
      <text:p text:style-name="P3"><text:span text:style-name="T1"><text:tab/>Esportes/simulação/FPS</text:span></text:p>
      <text:p text:style-name="P4"/>
      <text:p text:style-name="P3">Sinopse / Storyline</text:p>
      <text:p text:style-name="P3"><text:span text:style-name="T1"><text:tab/>O jogador é um arqueiro, participando de um campeonato de arco e flecha. Seu objetivo é obter uma pontuação maior do que a dos outros competidores. O jogador ganha pontos ao acertar o alvo, e quanto mais ao centro, mais pontos são ganhos. </text:span></text:p>
      <text:p text:style-name="P3"><text:span text:style-name="T1"><text:tab/>Para atirar a flecha, é preciso definir, com o mouse, a direção, o ângulo e a força com que a flecha será atirada. A dificuldade do jogo é influenciada por fatores como a distância do jogador ao alvo, a direção e velocidade do vento, o material do qual a flecha é feita (madeira ou metal), e possíveis obstáculos entre o jogador e o alvo.</text:span></text:p>
      <text:p text:style-name="P3"><text:span text:style-name="T1"/></text:p>
      <text:p text:style-name="P3">Categoria</text:p>
      <text:p text:style-name="P3"><text:span text:style-name="T1"><text:tab/>O jogo Duelo de Arqueiros é similar ao Wii Sports Resort : Archery [1], para a plataforma Nintendo Wii, no sentido em que é possível determinar a direção da flecha em um ambiente 3D. Outra similaridade com este jogo é o fato de a flecha ser influenciada pela direção e velocidade do vento. Além disso, também é similar ao jogo casual Bowman [2], onde é possível escolher um ângulo de lançamento, ao invés de depender da percepção da mira do jogador.</text:span></text:p>
      <text:p text:style-name="P3"><text:span text:style-name="T1"/></text:p>
      <text:p text:style-name="P3">Plataformas</text:p>
      <text:p text:style-name="P3"><text:span text:style-name="T1"><text:tab/>O jogo será desenvolvido para PC, pois é uma máquina acessível a todos do grupo, e existem </text:span><text:span text:style-name="T4">engines</text:span><text:span text:style-name="T6"> gratuitas e de qualidade que fazem jogos para essa plataforma.</text:span></text:p>
      <text:p text:style-name="P3"><text:span text:style-name="T6"/></text:p>
      <text:p text:style-name="P3"><text:span text:style-name="T5">Mecânica do Jogo</text:span></text:p>
      <text:p text:style-name="P3"><text:span text:style-name="T1"><text:tab/>No jogo Duelo de Arqueiros será possível determinar o ângulo e a direção em que a flecha será atirada ao alvo, de acordo com a posição do mouse. A</text:span><text:span text:style-name="T6"> força do lançamento é determinada pelo tempo com que o jogador segura o botão esquerdo, e quando este é liberado, a flecha é atirada. Uma câmera acompanha a flecha até o alvo, para que o jogador veja onde acertou (ou errou) o alvo.</text:span></text:p>
      <text:p text:style-name="P3"><text:span text:style-name="T6"><text:tab/>Em níveis mais avançados o jogador terá de superar obstáculos entre sua posição e o alvo, acertar alvos móveis, considerar a velocidade do vento na hora do lançamento, assim como a escolha do material do qual a flecha é feita, o que influenciará na sua trajetória. </text:span></text:p>
      <text:p text:style-name="P3"><text:soft-page-break/><text:span text:style-name="T6"/></text:p>
      <text:p text:style-name="P3"><text:span text:style-name="T5">Tecnologias</text:span></text:p>
      <text:p text:style-name="P3"><text:span text:style-name="T6"><text:tab/>Pretendemos fazer este jogo com a engine </text:span><text:span text:style-name="T8">Unity, e a modelagem 3D com os softwares Blender e Maya.</text:span></text:p>
      <text:p text:style-name="P3"><text:span text:style-name="T8"/></text:p>
      <text:p text:style-name="P3"><text:span text:style-name="T9">Público Alvo</text:span></text:p>
      <text:p text:style-name="P3"><text:span text:style-name="T8"><text:tab/>O público alvo do Duelo de Arqueiros são pessoas que gostam de jogos casuais, com características de simulação. Como o jogo necessita de algum conhecimento sobre lançamentos oblíquos, não é recomendado para crianças pequenas.</text:span></text:p>
      <text:p text:style-name="P3"><text:span text:style-name="T1"/></text:p>
      <text:p text:style-name="P3">Características Chave</text:p>
      <text:p text:style-name="P3"><text:span text:style-name="T1"><text:tab/>“Seja o Guilherme Tell da atualidade!”</text:span></text:p>
      <text:p text:style-name="P3"><text:span text:style-name="T1"><text:tab/>“Dispute com seus amigos quem tem a melhor pontaria!”</text:span></text:p>
      <text:p text:style-name="P3"><text:span text:style-name="T1"/></text:p>
      <text:p text:style-name="P3">Sumário de Marketing</text:p>
      <text:p text:style-name="P3"><text:span text:style-name="T1"><text:tab/>O Duelo de Arqueiros é um jogo que simula um lançamento real de flecha, ao considerar a velocidade <text:s/>do vento, material da flecha, distância do alvo. Essas características atraem jogadores que buscam realismo nos jogos, assim como aqueles que gostam de jogos que seguem estritamente as leis da física. Como o Duelo de Arqueiros não possui fases longas, é atrativo també para os jogadores casuais, que nao gastam muito tempo consecutivo jogando o mesmo jogo.</text:span></text:p>
      <text:p text:style-name="P3"><text:span text:style-name="T1"><text:tab/>O jogo possui um nível de dificuldade incremental, de forma que nos níveis mais avançados o jogador precisa enfrentar novos desafios como alvos móveis, obstáculos e trajetória pré-determinada da flecha.</text:span></text:p>
      <text:p text:style-name="P3"><text:span text:style-name="T1"/></text:p>
      <text:p text:style-name="P3"><text:span text:style-name="T5">Referências</text:span><text:span text:style-name="T1"> </text:span></text:p>
      <text:p text:style-name="P5"><text:tab/>[1] <text:a xlink:type="simple" xlink:href="http://www.wiisportsresort.com/#/games/archery">http://www.wiisportsresort.com/#/games/archery</text:a></text:p>
      <text:p text:style-name="P3"><text:span text:style-name="T1"><text:tab/>[2] </text:span><text:a xlink:type="simple" xlink:href="http://www.bow-man.net/game.html"><text:span text:style-name="T10">http://www.bow-man.net/game.html</text:span></text:a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02T15:27:09</meta:creation-date>
    <dc:date>2012-05-02T17:45:22</dc:date>
    <dc:creator>Pedro Pires</dc:creator>
    <meta:editing-duration>PT02H18M14S</meta:editing-duration>
    <meta:editing-cycles>46</meta:editing-cycles>
    <meta:generator>OpenOffice.org/3.2$Linux OpenOffice.org_project/320m12$Build-9483</meta:generator>
    <meta:document-statistic meta:table-count="0" meta:image-count="0" meta:object-count="0" meta:page-count="2" meta:paragraph-count="31" meta:word-count="544" meta:character-count="3244"/>
  </office:meta>
</office:document-meta>
</file>